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228in"/>
    </style:style>
    <style:style style:name="co3" style:family="table-column">
      <style:table-column-properties fo:break-before="auto" style:column-width="1.0492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4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Horarios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2"/>
        <table:table-column table:style-name="co3" table:default-cell-style-name="ce2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idHorario</text:p>
          </table:table-cell>
          <table:table-cell table:style-name="ce1" office:value-type="string">
            <text:p>Semana</text:p>
          </table:table-cell>
          <table:table-cell table:style-name="ce1" office:value-type="string">
            <text:p>idDia – dia</text:p>
          </table:table-cell>
          <table:table-cell table:style-name="ce1" office:value-type="string">
            <text:p>idPeriodo – periodo</text:p>
          </table:table-cell>
          <table:table-cell table:style-name="ce1" office:value-type="string">
            <text:p>subPeriodo</text:p>
          </table:table-cell>
          <table:table-cell table:style-name="ce1" office:value-type="string">
            <text:p>HoraInicio</text:p>
          </table:table-cell>
          <table:table-cell table:style-name="ce1" office:value-type="string">
            <text:p>HoraFim</text:p>
          </table:table-cell>
          <table:table-cell table:style-name="ce6" table:number-columns-repeated="1017"/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1 -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1 - sabado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1 –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string">
            <text:p>2 - segunda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1 -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string">
            <text:p>3 - terça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table:style-name="ce4"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1 -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string">
            <text:p>4 - quarta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1 -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string">
            <text:p>5 - quinta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1 -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string">
            <text:p>6 - sexta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1 -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string">
            <text:p>1 - sabado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1 –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string">
            <text:p>2 - segunda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1 -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string">
            <text:p>3 - terça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table:style-name="ce4"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1 -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string">
            <text:p>4 - quarta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1 -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string">
            <text:p>5 - quinta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1 - 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1 - 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1 - 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1 - 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1 - 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2 - 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2 - 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2 - 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2 - 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2 - 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3 - 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3 - 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3 - 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string">
            <text:p>6 - sexta</text:p>
          </table:table-cell>
          <table:table-cell office:value-type="string">
            <text:p>3 - 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  <table:table-cell table:number-columns-repeated="1017"/>
        </table:table-row>
        <table:table-row table:style-name="ro2" table:number-rows-repeated="10484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aSemana" table:style-name="ta1">
        <table:table-column table:style-name="co1" table:number-columns-repeated="4" table:default-cell-style-name="ce2"/>
        <table:table-row table:style-name="ro1">
          <table:table-cell table:style-name="ce1" office:value-type="string">
            <text:p>idSemana</text:p>
          </table:table-cell>
          <table:table-cell table:style-name="ce1" office:value-type="string">
            <text:p>idDia</text:p>
          </table:table-cell>
          <table:table-cell table:style-name="ce1" office:value-type="string">
            <text:p>dia</text:p>
          </table:table-cell>
          <table:table-cell table:style-name="ce1" office:value-type="string">
            <text:p>semana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sabado</text:p>
          </table:table-cell>
          <table:table-cell office:value-type="string">
            <text:p>primei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segunda</text:p>
          </table:table-cell>
          <table:table-cell office:value-type="string">
            <text:p>primei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terça</text:p>
          </table:table-cell>
          <table:table-cell office:value-type="string">
            <text:p>primei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quarta</text:p>
          </table:table-cell>
          <table:table-cell office:value-type="string">
            <text:p>primei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quita</text:p>
          </table:table-cell>
          <table:table-cell office:value-type="string">
            <text:p>primei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sexta</text:p>
          </table:table-cell>
          <table:table-cell office:value-type="string">
            <text:p>primeir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sabado</text:p>
          </table:table-cell>
          <table:table-cell office:value-type="string">
            <text:p>segunda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segunda</text:p>
          </table:table-cell>
          <table:table-cell office:value-type="string">
            <text:p>segund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terça</text:p>
          </table:table-cell>
          <table:table-cell office:value-type="string">
            <text:p>segund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quarta</text:p>
          </table:table-cell>
          <table:table-cell office:value-type="string">
            <text:p>segund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quita</text:p>
          </table:table-cell>
          <table:table-cell office:value-type="string">
            <text:p>segund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sexta</text:p>
          </table:table-cell>
          <table:table-cell office:value-type="string">
            <text:p>segund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abado</text:p>
          </table:table-cell>
          <table:table-cell office:value-type="string">
            <text:p>terceir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egunda</text:p>
          </table:table-cell>
          <table:table-cell office:value-type="string">
            <text:p>terceira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office:value-type="string">
            <text:p>terça</text:p>
          </table:table-cell>
          <table:table-cell office:value-type="string">
            <text:p>terceir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quarta</text:p>
          </table:table-cell>
          <table:table-cell office:value-type="string">
            <text:p>terceir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quita</text:p>
          </table:table-cell>
          <table:table-cell office:value-type="string">
            <text:p>terceir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sexta</text:p>
          </table:table-cell>
          <table:table-cell office:value-type="string">
            <text:p>terceir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abado</text:p>
          </table:table-cell>
          <table:table-cell office:value-type="string">
            <text:p>quart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egunda</text:p>
          </table:table-cell>
          <table:table-cell office:value-type="string">
            <text:p>quart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terça</text:p>
          </table:table-cell>
          <table:table-cell office:value-type="string">
            <text:p>quarta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string">
            <text:p>quarta</text:p>
          </table:table-cell>
          <table:table-cell office:value-type="string">
            <text:p>quart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quita</text:p>
          </table:table-cell>
          <table:table-cell office:value-type="string">
            <text:p>quart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exta</text:p>
          </table:table-cell>
          <table:table-cell office:value-type="string">
            <text:p>quarta</text:p>
          </table:table-cell>
        </table:table-row>
        <table:table-row table:style-name="ro2" table:number-rows-repeated="104855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eriodos" table:style-name="ta1">
        <table:table-column table:style-name="co1" table:number-columns-repeated="5" table:default-cell-style-name="ce2"/>
        <table:table-row table:style-name="ro1">
          <table:table-cell table:style-name="ce1" office:value-type="string">
            <text:p>idPeriodo</text:p>
          </table:table-cell>
          <table:table-cell table:style-name="ce1" office:value-type="string">
            <text:p>periodo</text:p>
          </table:table-cell>
          <table:table-cell table:style-name="ce1" office:value-type="string">
            <text:p>subPeriodo</text:p>
          </table:table-cell>
          <table:table-cell table:style-name="ce1" office:value-type="string">
            <text:p>horaInicio</text:p>
          </table:table-cell>
          <table:table-cell table:style-name="ce1" office:value-type="string">
            <text:p>horaFi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hã</text:p>
          </table:table-cell>
          <table:table-cell office:value-type="float" office:value="1">
            <text:p>1</text:p>
          </table:table-cell>
          <table:table-cell table:style-name="ce5" office:value-type="time" office:time-value="PT07H30M00S">
            <text:p>07:30</text:p>
          </table:table-cell>
          <table:table-cell table:style-name="ce5" office:value-type="time" office:time-value="PT08H20M00S">
            <text:p>08: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hã</text:p>
          </table:table-cell>
          <table:table-cell office:value-type="float" office:value="2">
            <text:p>2</text:p>
          </table:table-cell>
          <table:table-cell table:style-name="ce5" office:value-type="time" office:time-value="PT08H20M00S">
            <text:p>08:20</text:p>
          </table:table-cell>
          <table:table-cell table:style-name="ce5" office:value-type="time" office:time-value="PT09H10M00S">
            <text:p>09: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hã</text:p>
          </table:table-cell>
          <table:table-cell office:value-type="float" office:value="3">
            <text:p>3</text:p>
          </table:table-cell>
          <table:table-cell table:style-name="ce5" office:value-type="time" office:time-value="PT09H10M00S">
            <text:p>09:10</text:p>
          </table:table-cell>
          <table:table-cell table:style-name="ce5" office:value-type="time" office:time-value="PT10H00M00S">
            <text:p>10: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hã</text:p>
          </table:table-cell>
          <table:table-cell office:value-type="float" office:value="4">
            <text:p>4</text:p>
          </table:table-cell>
          <table:table-cell table:style-name="ce5" office:value-type="time" office:time-value="PT10H10M00S">
            <text:p>10:10</text:p>
          </table:table-cell>
          <table:table-cell table:style-name="ce5" office:value-type="time" office:time-value="PT11H00M00S">
            <text:p>11: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hã</text:p>
          </table:table-cell>
          <table:table-cell office:value-type="float" office:value="5">
            <text:p>5</text:p>
          </table:table-cell>
          <table:table-cell table:style-name="ce5" office:value-type="time" office:time-value="PT11H00M00S">
            <text:p>11:00</text:p>
          </table:table-cell>
          <table:table-cell table:style-name="ce5" office:value-type="time" office:time-value="PT11H50M00S">
            <text:p>11:5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rde</text:p>
          </table:table-cell>
          <table:table-cell office:value-type="float" office:value="1">
            <text:p>1</text:p>
          </table:table-cell>
          <table:table-cell table:style-name="ce5" office:value-type="time" office:time-value="PT13H30M00S">
            <text:p>13:30</text:p>
          </table:table-cell>
          <table:table-cell table:style-name="ce5" office:value-type="time" office:time-value="PT14H20M00S">
            <text:p>14: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rde</text:p>
          </table:table-cell>
          <table:table-cell office:value-type="float" office:value="2">
            <text:p>2</text:p>
          </table:table-cell>
          <table:table-cell table:style-name="ce5" office:value-type="time" office:time-value="PT14H20M00S">
            <text:p>14:20</text:p>
          </table:table-cell>
          <table:table-cell table:style-name="ce5" office:value-type="time" office:time-value="PT15H10M00S">
            <text:p>15: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rde</text:p>
          </table:table-cell>
          <table:table-cell office:value-type="float" office:value="3">
            <text:p>3</text:p>
          </table:table-cell>
          <table:table-cell table:style-name="ce5" office:value-type="time" office:time-value="PT15H10M00S">
            <text:p>15:10</text:p>
          </table:table-cell>
          <table:table-cell table:style-name="ce5" office:value-type="time" office:time-value="PT16H00M00S">
            <text:p>16: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rde</text:p>
          </table:table-cell>
          <table:table-cell office:value-type="float" office:value="4">
            <text:p>4</text:p>
          </table:table-cell>
          <table:table-cell table:style-name="ce5" office:value-type="time" office:time-value="PT16H20M00S">
            <text:p>16:20</text:p>
          </table:table-cell>
          <table:table-cell table:style-name="ce5" office:value-type="time" office:time-value="PT17H10M00S">
            <text:p>17: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arde</text:p>
          </table:table-cell>
          <table:table-cell office:value-type="float" office:value="5">
            <text:p>5</text:p>
          </table:table-cell>
          <table:table-cell table:style-name="ce5" office:value-type="time" office:time-value="PT17H10M00S">
            <text:p>17:10</text:p>
          </table:table-cell>
          <table:table-cell table:style-name="ce5" office:value-type="time" office:time-value="PT18H00M00S">
            <text:p>18: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ite</text:p>
          </table:table-cell>
          <table:table-cell office:value-type="float" office:value="1">
            <text:p>1</text:p>
          </table:table-cell>
          <table:table-cell table:style-name="ce5" office:value-type="time" office:time-value="PT19H10M00S">
            <text:p>19:10</text:p>
          </table:table-cell>
          <table:table-cell table:style-name="ce5" office:value-type="time" office:time-value="PT20H00M00S">
            <text:p>20: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ite</text:p>
          </table:table-cell>
          <table:table-cell office:value-type="float" office:value="2">
            <text:p>2</text:p>
          </table:table-cell>
          <table:table-cell table:style-name="ce5" office:value-type="time" office:time-value="PT20H00M00S">
            <text:p>20:00</text:p>
          </table:table-cell>
          <table:table-cell table:style-name="ce5" office:value-type="time" office:time-value="PT20H50M00S">
            <text:p>20: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ite</text:p>
          </table:table-cell>
          <table:table-cell office:value-type="float" office:value="3">
            <text:p>3</text:p>
          </table:table-cell>
          <table:table-cell table:style-name="ce5" office:value-type="time" office:time-value="PT21H00M00S">
            <text:p>21:00</text:p>
          </table:table-cell>
          <table:table-cell table:style-name="ce5" office:value-type="time" office:time-value="PT21H50M00S">
            <text:p>21: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noite</text:p>
          </table:table-cell>
          <table:table-cell office:value-type="float" office:value="4">
            <text:p>4</text:p>
          </table:table-cell>
          <table:table-cell table:style-name="ce5" office:value-type="time" office:time-value="PT21H50M00S">
            <text:p>21:50</text:p>
          </table:table-cell>
          <table:table-cell table:style-name="ce5" office:value-type="time" office:time-value="PT22H40M00S">
            <text:p>22:40</text:p>
          </table:table-cell>
        </table:table-row>
        <table:table-row table:style-name="ro2" table:number-rows-repeated="1048560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alas" table:style-name="ta1">
        <table:table-column table:style-name="co1" table:number-columns-repeated="3" table:default-cell-style-name="ce2"/>
        <table:table-row table:style-name="ro1">
          <table:table-cell table:style-name="ce1" office:value-type="string">
            <text:p>idBloco</text:p>
          </table:table-cell>
          <table:table-cell table:style-name="ce1" office:value-type="string">
            <text:p>idSala</text:p>
          </table:table-cell>
          <table:table-cell table:style-name="ce1" office:value-type="string">
            <text:p>descrica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01">
            <text:p>101</text:p>
          </table:table-cell>
          <table:table-cell office:value-type="string">
            <text:p>sal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02">
            <text:p>102</text:p>
          </table:table-cell>
          <table:table-cell office:value-type="string">
            <text:p>laboratóri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03">
            <text:p>103</text:p>
          </table:table-cell>
          <table:table-cell office:value-type="string">
            <text:p>laboratóri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04">
            <text:p>104</text:p>
          </table:table-cell>
          <table:table-cell office:value-type="string">
            <text:p>laboratório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201">
            <text:p>201</text:p>
          </table:table-cell>
          <table:table-cell office:value-type="string">
            <text:p>sal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202">
            <text:p>202</text:p>
          </table:table-cell>
          <table:table-cell office:value-type="string">
            <text:p>sal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203">
            <text:p>203</text:p>
          </table:table-cell>
          <table:table-cell office:value-type="string">
            <text:p>sal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204">
            <text:p>204</text:p>
          </table:table-cell>
          <table:table-cell office:value-type="string">
            <text:p>sala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01">
            <text:p>101</text:p>
          </table:table-cell>
          <table:table-cell office:value-type="string">
            <text:p>sala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02">
            <text:p>102</text:p>
          </table:table-cell>
          <table:table-cell office:value-type="string">
            <text:p>laboratório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03">
            <text:p>103</text:p>
          </table:table-cell>
          <table:table-cell office:value-type="string">
            <text:p>laboratório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04">
            <text:p>104</text:p>
          </table:table-cell>
          <table:table-cell office:value-type="string">
            <text:p>laboratório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01">
            <text:p>201</text:p>
          </table:table-cell>
          <table:table-cell office:value-type="string">
            <text:p>sala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02">
            <text:p>202</text:p>
          </table:table-cell>
          <table:table-cell office:value-type="string">
            <text:p>sala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03">
            <text:p>203</text:p>
          </table:table-cell>
          <table:table-cell office:value-type="string">
            <text:p>sala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204">
            <text:p>204</text:p>
          </table:table-cell>
          <table:table-cell office:value-type="string">
            <text:p>sala</text:p>
          </table:table-cell>
        </table:table-row>
        <table:table-row table:style-name="ro2" table:number-rows-repeated="104855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</meta:initial-creator>
    <meta:creation-date>2014-04-22T15:19:12</meta:creation-date>
    <dc:date>2014-04-22T16:53:22</dc:date>
    <dc:creator>Fernando </dc:creator>
    <meta:editing-duration>PT1H28M6S</meta:editing-duration>
    <meta:editing-cycles>19</meta:editing-cycles>
    <meta:generator>LibreOffice/3.5$Linux_X86_64 LibreOffice_project/350m1$Build-2</meta:generator>
    <meta:document-statistic meta:table-count="4" meta:cell-count="1409" meta:object-count="0"/>
  </office:meta>
</office:document-meta>
</file>